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9pt" officeooo:rsid="00110d93" officeooo:paragraph-rsid="00110d93" style:font-size-asian="9pt" style:font-size-complex="9pt"/>
    </style:style>
    <style:style style:name="P2" style:family="paragraph" style:parent-style-name="Standard">
      <style:text-properties style:font-name="Arial" fo:font-size="9pt" officeooo:rsid="001164b3" officeooo:paragraph-rsid="001164b3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</text:p>
      <text:p text:style-name="P2"><text:s/>* To change this license header, choose License Headers in Project Properties.</text:p>
      <text:p text:style-name="P2"><text:s/>* To change this template file, choose Tools | Templates</text:p>
      <text:p text:style-name="P2"><text:s/>* and open the template in the editor.</text:p>
      <text:p text:style-name="P2"><text:s/>*/</text:p>
      <text:p text:style-name="P2"/>
      <text:p text:style-name="P2">/* </text:p>
      <text:p text:style-name="P2"><text:s/>* File: <text:s text:c="2"/>main.cpp</text:p>
      <text:p text:style-name="P2"><text:s/>* Author: Abdul-Hakim</text:p>
      <text:p text:style-name="P2"><text:s/>*</text:p>
      <text:p text:style-name="P2"><text:s/>* Created on September 23, 2016, 9:21 PM </text:p>
      <text:p text:style-name="P2"><text:s/>*/</text:p>
      <text:p text:style-name="P2"/>
      <text:p text:style-name="P2">//The program works but from 10 to 35, which need to be A to Z </text:p>
      <text:p text:style-name="P2">//However it stays on the numerical values </text:p>
      <text:p text:style-name="P2">//The Decimal Value of 58 for example in Base16, Base36 </text:p>
      <text:p text:style-name="P2">//Base16 your output would be (3 10), it should be (3A) </text:p>
      <text:p text:style-name="P2">//Base36 your output would be (1 22), it should be (1M) </text:p>
      <text:p text:style-name="P2"/>
      <text:p text:style-name="P2">/*</text:p>
      <text:p text:style-name="P2"><text:s/>* C++ Program which Converts Base 10 to any other Base </text:p>
      <text:p text:style-name="P2"><text:s/>*/</text:p>
      <text:p text:style-name="P2"/>
      <text:p text:style-name="P2">//(0,1,2,3,4,5,6,7,8,9,A,B,C,D,E,F,G,H,I,J,K,L,M,N,O,P,Q,R,S,T,U,V,W,X,Y,Z) </text:p>
      <text:p text:style-name="P2">//(0,1,2,3,4,5,6,7,8,9,10,11,12,13,14,15,16,17,18,19,20,21,22,23,24,25,26,27,28,29,30,31,32,33,34,35 )</text:p>
      <text:p text:style-name="P2"/>
      <text:p text:style-name="P2">//(0-9),(A-Z)</text:p>
      <text:p text:style-name="P2"/>
      <text:p text:style-name="P2">//( A=10, B=11, C=12, D=13, E=14, F=15, G=16, H=17, I=18, J=19, K=20, L=21, M=22, N=23, O=24, P=25, Q=26, R=27, S=28, T=29, U=30, V=31, W=32, X=33, Y=34, Z=35 )</text:p>
      <text:p text:style-name="P2"/>
      <text:p text:style-name="P2"/>
      <text:p text:style-name="P2">#include &lt;iostream&gt;</text:p>
      <text:p text:style-name="P2">#include &lt;cmath&gt;</text:p>
      <text:p text:style-name="P2"/>
      <text:p text:style-name="P2"/>
      <text:p text:style-name="P2"/>
      <text:p text:style-name="P2">int main()</text:p>
      <text:p text:style-name="P2">{</text:p>
      <text:p text:style-name="P2"><text:s text:c="4"/>using namespace std;</text:p>
      <text:p text:style-name="P2"><text:s text:c="4"/></text:p>
      <text:p text:style-name="P2"><text:s text:c="4"/>int decNum, base, index, remainder, yesNo, temp, arraySize;</text:p>
      <text:p text:style-name="P2"/>
      <text:p text:style-name="P2"><text:s text:c="4"/>while (yesNo != 2)</text:p>
      <text:p text:style-name="P2"><text:s text:c="8"/>{</text:p>
      <text:p text:style-name="P2"><text:s text:c="8"/>cout &lt;&lt; "Please enter your decimal number: " &lt;&lt; endl;</text:p>
      <text:p text:style-name="P2"><text:s text:c="8"/>cin &gt;&gt; decNum;</text:p>
      <text:p text:style-name="P2"><text:s text:c="8"/>cout &lt;&lt; "What base should I convert it to? :" &lt;&lt; endl;</text:p>
      <text:p text:style-name="P2"><text:s text:c="8"/>cin &gt;&gt; base;</text:p>
      <text:p text:style-name="P2"><text:s text:c="8"/>index = 0;</text:p>
      <text:p text:style-name="P2"><text:s text:c="8"/>remainder = 0;</text:p>
      <text:p text:style-name="P2"><text:s text:c="8"/>arraySize = 0;</text:p>
      <text:p text:style-name="P2"><text:s text:c="8"/>temp = decNum;</text:p>
      <text:p text:style-name="P2"><text:s text:c="8"/></text:p>
      <text:p text:style-name="P2"><text:s text:c="8"/>//Calculate Array Size needed</text:p>
      <text:p text:style-name="P2"><text:s text:c="12"/>while (temp != 0)</text:p>
      <text:p text:style-name="P2"><text:s text:c="16"/>{</text:p>
      <text:p text:style-name="P2"><text:s text:c="16"/></text:p>
      <text:p text:style-name="P2"><text:s text:c="20"/>temp = temp/base;</text:p>
      <text:p text:style-name="P2"><text:s text:c="20"/>arraySize++;</text:p>
      <text:p text:style-name="P2"/>
      <text:p text:style-name="P2"><text:s text:c="16"/>} <text:s text:c="8"/></text:p>
      <text:p text:style-name="P2"><text:s text:c="8"/></text:p>
      <text:p text:style-name="P2"><text:s text:c="8"/>int digit[arraySize];</text:p>
      <text:p text:style-name="P2"><text:s text:c="8"/>cout&lt;&lt;"Array Size: " &lt;&lt; arraySize &lt;&lt; endl;</text:p>
      <text:p text:style-name="P2"><text:soft-page-break/><text:s text:c="8"/></text:p>
      <text:p text:style-name="P2"><text:s text:c="8"/>//Fill Array</text:p>
      <text:p text:style-name="P2"><text:s text:c="12"/>while (decNum != 0)</text:p>
      <text:p text:style-name="P2"><text:s text:c="17"/>{</text:p>
      <text:p text:style-name="P2"/>
      <text:p text:style-name="P2"><text:s text:c="21"/>remainder = decNum % base;</text:p>
      <text:p text:style-name="P2"><text:s text:c="21"/>decNum = decNum / base;</text:p>
      <text:p text:style-name="P2"><text:s text:c="21"/>digit[index] = remainder;</text:p>
      <text:p text:style-name="P2"><text:s text:c="21"/>cout &lt;&lt; decNum &lt;&lt; " R" &lt;&lt; remainder &lt;&lt;" <text:s/>Index: "&lt;&lt; index &lt;&lt; " <text:s/>Array value: " &lt;&lt; digit[index] &lt;&lt;endl;</text:p>
      <text:p text:style-name="P2"><text:s text:c="21"/>index ++;</text:p>
      <text:p text:style-name="P2"/>
      <text:p text:style-name="P2"><text:s text:c="17"/>}</text:p>
      <text:p text:style-name="P2"><text:s text:c="8"/></text:p>
      <text:p text:style-name="P2"><text:s text:c="12"/>index--;</text:p>
      <text:p text:style-name="P2"><text:s text:c="8"/></text:p>
      <text:p text:style-name="P2"><text:s text:c="8"/>//Print array</text:p>
      <text:p text:style-name="P2"><text:s text:c="8"/>cout &lt;&lt; "Your output: ";</text:p>
      <text:p text:style-name="P2"><text:s text:c="8"/></text:p>
      <text:p text:style-name="P2"><text:s text:c="12"/>while (index &gt;= 0)</text:p>
      <text:p text:style-name="P2"><text:s text:c="16"/>{</text:p>
      <text:p text:style-name="P2"><text:s text:c="16"/></text:p>
      <text:p text:style-name="P2"><text:s text:c="20"/>cout &lt;&lt; digit[index];</text:p>
      <text:p text:style-name="P2"><text:s text:c="24"/>if (index != 0)</text:p>
      <text:p text:style-name="P2"><text:s text:c="28"/>{</text:p>
      <text:p text:style-name="P2"><text:s text:c="32"/>cout &lt;&lt; " ";</text:p>
      <text:p text:style-name="P2"><text:s text:c="28"/>}</text:p>
      <text:p text:style-name="P2"><text:s text:c="20"/>index--;</text:p>
      <text:p text:style-name="P2"><text:s text:c="16"/></text:p>
      <text:p text:style-name="P2"><text:s text:c="16"/>}</text:p>
      <text:p text:style-name="P2"><text:s text:c="8"/></text:p>
      <text:p text:style-name="P2"><text:s text:c="8"/>cout &lt;&lt; endl &lt;&lt; endl &lt;&lt; "Would you like to go again? (1 = yes, 2 = no): ";</text:p>
      <text:p text:style-name="P2"><text:s text:c="8"/>cin &gt;&gt; yesNo;</text:p>
      <text:p text:style-name="P2"/>
      <text:p text:style-name="P2"><text:s text:c="12"/>if (yesNo == 2)</text:p>
      <text:p text:style-name="P2"><text:s text:c="16"/>{</text:p>
      <text:p text:style-name="P2"><text:s text:c="20"/>cout &lt;&lt; "Ok, goodbye" &lt;&lt; endl;</text:p>
      <text:p text:style-name="P2"><text:s text:c="16"/>}</text:p>
      <text:p text:style-name="P2"><text:s text:c="8"/></text:p>
      <text:p text:style-name="P2"><text:s text:c="8"/>} <text:s text:c="2"/></text:p>
      <text:p text:style-name="P2"><text:s text:c="4"/></text:p>
      <text:p text:style-name="P2"><text:s text:c="4"/>return 0;</text:p>
      <text:p text:style-name="P2"><text:s text:c="4"/>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0:49:30.398000000</meta:creation-date>
    <dc:date>2016-09-23T21:28:30.342000000</dc:date>
    <meta:editing-duration>PT11M40S</meta:editing-duration>
    <meta:editing-cycles>2</meta:editing-cycles>
    <meta:generator>LibreOffice/5.2.0.4$Windows_X86_64 LibreOffice_project/066b007f5ebcc236395c7d282ba488bca6720265</meta:generator>
    <meta:document-statistic meta:table-count="0" meta:image-count="0" meta:object-count="0" meta:page-count="2" meta:paragraph-count="91" meta:word-count="345" meta:character-count="2715" meta:non-whitespace-character-count="1622"/>
  </office:meta>
</office:document-meta>
</file>